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page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5" style:family="paragraph" style:parent-style-name="Table_20_Contents">
      <style:paragraph-properties fo:text-align="start" style:justify-single-word="false"/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7" style:family="paragraph" style:parent-style-name="Table_20_Contents">
      <style:paragraph-properties fo:text-align="start" style:justify-single-word="false"/>
      <style:text-properties style:font-name="Courier New"/>
    </style:style>
    <style:style style:name="P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9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0" style:family="paragraph" style:parent-style-name="Standard">
      <style:paragraph-properties fo:text-align="start" style:justify-single-word="false"/>
      <style:text-properties style:font-name="Courier New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ae00" style:text-underline-style="none"/>
    </style:style>
    <style:style style:name="T4" style:family="text">
      <style:text-properties fo:color="#00ff00"/>
    </style:style>
    <style:style style:name="T5" style:family="text">
      <style:text-properties fo:color="#3deb3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WDL2BPE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&lt;workflow name=“<text:span text:style-name="T1">NCName</text:span>“ id=“ID“&gt;</text:p>
          </table:table-cell>
        </table:table-row>
        <table:table-row>
          <table:table-cell table:style-name="Tabelle1.A2" office:value-type="string">
            <text:p text:style-name="P4">&lt;process name=“NCName“ </text:p>
            <text:p text:style-name="P4"><text:s text:c="2"/>targetNamespace="http://decidr.org/<text:span text:style-name="T3">tenantName</text:span>/processes/<text:span text:style-name="T2">NCName</text:span>"</text:p>
            <text:p text:style-name="P4"><text:s text:c="2"/>queryLanguage="urn:oasis:names:tc:wsbpel:2.0:sublang:xpath1.0"</text:p>
            <text:p text:style-name="P4"><text:s text:c="2"/>expressionLanguage="urn:oasis:names:tc:wsbpel:2.0:sublang:xpath1.0"</text:p>
            <text:p text:style-name="P4"><text:s text:c="2"/>suppressJoinFailure="no"</text:p>
            <text:p text:style-name="P4"><text:s text:c="2"/>exitOnStandardFault="no"</text:p>
            <text:p text:style-name="P4"><text:s text:c="2"/>xmlns="http://docs.oasis-pen.org/wsbpel/2.0/process/executable"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>&lt;description&gt;</text:p>
            <text:p text:style-name="P6"><text:s text:c="3"/><text:span text:style-name="T1">any content</text:span></text:p>
            <text:p text:style-name="P6">&lt;/description&gt;</text:p>
          </table:table-cell>
        </table:table-row>
        <table:table-row>
          <table:table-cell table:style-name="Tabelle2.A2" office:value-type="string">
            <text:p text:style-name="P4">&lt;documentation&gt;</text:p>
            <text:p text:style-name="P4"><text:s text:c="2"/><text:span text:style-name="T1">any content</text:span></text:p>
            <text:p text:style-name="P4">&lt;/documentation&gt;</text:p>
          </table:table-cell>
        </table:table-row>
      </table:table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variables&gt;</text:p>
            <text:p text:style-name="P5"><text:s text:c="2"/>&lt;variable name=“<text:span text:style-name="T1">DWDLVariableName</text:span>“ </text:p>
            <text:p text:style-name="P5"><text:s text:c="6"/>type=“<text:span text:style-name="T1">QName</text:span>“</text:p>
            <text:p text:style-name="P5"><text:s text:c="6"/>configurationVarialbe=“<text:span text:style-name="T1">yes|no</text:span>“ /&gt;</text:p>
            <text:p text:style-name="P5">&lt;/variables&gt; <text:s text:c="5"/></text:p>
          </table:table-cell>
        </table:table-row>
        <table:table-row>
          <table:table-cell table:style-name="Tabelle3.A2" office:value-type="string">
            <text:p text:style-name="P4">&lt;variables&gt;</text:p>
            <text:p text:style-name="P4"><text:s text:c="2"/>&lt;variable name=“<text:span text:style-name="T1">BPELVariableName</text:span>“</text:p>
            <text:p text:style-name="P4"><text:s text:c="6"/>type=“<text:span text:style-name="T1">QName</text:span>“ /&gt;</text:p>
            <text:p text:style-name="P4">&lt;/variables&gt;</text:p>
          </table:table-cell>
        </table:table-row>
      </table:table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&lt;faultHandler&gt;</text:p>
            <text:p text:style-name="P6"><text:s text:c="2"/>&lt;faultMessage&gt;</text:p>
            <text:p text:style-name="P6"><text:s text:c="6"/><text:span text:style-name="T1">any content</text:span></text:p>
            <text:p text:style-name="P6"><text:s text:c="2"/>&lt;/faultMessage&gt;</text:p>
            <text:p text:style-name="P6"><text:s text:c="2"/>&lt;informant&gt;</text:p>
            <text:p text:style-name="P6"><text:s text:c="4"/>&lt;name&gt;“<text:span text:style-name="T1">NCName|$DWDLVariableName</text:span>“&lt;/name&gt;</text:p>
            <text:p text:style-name="P6"><text:s text:c="4"/>&lt;email&gt;“<text:span text:style-name="T1">NCName|$DWDLVarialbeName</text:span>“&lt;/name&gt;</text:p>
            <text:p text:style-name="P6"><text:s text:c="2"/>&lt;/informant&gt;</text:p>
            <text:p text:style-name="P6">&lt;/faultHandler&gt; <text:s text:c="3"/></text:p>
          </table:table-cell>
        </table:table-row>
        <table:table-row>
          <table:table-cell table:style-name="Tabelle4.A2" office:value-type="string">
            <text:p text:style-name="P4">&lt;faultHandlers&gt;</text:p>
            <text:p text:style-name="P4"><text:s text:c="2"/>&lt;catchAll&gt;</text:p>
            <text:p text:style-name="P4"><text:s text:c="4"/>&lt;invoke partnerLink=“<text:span text:style-name="T6">EmailWS</text:span>“</text:p>
            <text:p text:style-name="P4"><text:s text:c="6"/>operation=“<text:span text:style-name="T6">sendEmail</text:span>“</text:p>
            <text:p text:style-name="P4"><text:s text:c="6"/>inputVariable=“<text:span text:style-name="T6">faultMessageRequest</text:span>“</text:p>
            <text:p text:style-name="P4"><text:s text:c="6"/>outputVarialbe=“<text:span text:style-name="T6">faultMessageResponse</text:span>“</text:p>
            <text:p text:style-name="P4"><text:s text:c="2"/>&lt;/catchAll&gt;</text:p>
            <text:p text:style-name="P4">&lt;/faultHandlers&gt;</text:p>
          </table:table-cell>
        </table:table-row>
      </table:table>
      <text:p text:style-name="P2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">&lt;startNode name=“<text:span text:style-name="T1">NCName</text:span>“ id=“<text:span text:style-name="T1">ID</text:span>“&gt;</text:p>
            <text:p text:style-name="P5"><text:s text:c="2"/>&lt;description&gt;</text:p>
            <text:p text:style-name="P5"><text:s text:c="5"/><text:span text:style-name="T1">any content</text:span></text:p>
            <text:p text:style-name="P5"><text:s text:c="2"/>&lt;/description&gt;</text:p>
            <text:p text:style-name="P5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5"><text:s text:c="2"/>&lt;sources&gt;</text:p>
            <text:p text:style-name="P5"><text:s text:c="4"/>&lt;source arcId=“<text:span text:style-name="T1">IDREF</text:span>“/&gt;</text:p>
            <text:p text:style-name="P5"><text:s text:c="2"/>&lt;/sources&gt;</text:p>
            <text:p text:style-name="P5">&lt;/startNode&gt;</text:p>
          </table:table-cell>
        </table:table-row>
        <table:table-row>
          <table:table-cell table:style-name="Tabelle5.A2" office:value-type="string">
            <text:p text:style-name="P4">&lt;receive name=“<text:span text:style-name="T1">NCName</text:span>“</text:p>
            <text:p text:style-name="P4"><text:s/>partnerLink="<text:span text:style-name="T3">tenantName</text:span>"</text:p>
            <text:p text:style-name="P4"><text:s/>operation="<text:span text:style-name="T6">startProcess</text:span>"</text:p>
            <text:p text:style-name="P4"><text:s/>variable="<text:span text:style-name="T6">startConfigurations</text:span>"</text:p>
            <text:p text:style-name="P4"><text:s/>createInstance="<text:span text:style-name="T6">yes</text:span>"&gt;</text:p>
            <text:p text:style-name="P4"><text:s text:c="3"/>&lt;sources&gt;</text:p>
            <text:p text:style-name="P4"><text:s text:c="5"/>&lt;source linkName=“<text:span text:style-name="T1">IDREF</text:span>“ /&gt;</text:p>
            <text:p text:style-name="P4"><text:s text:c="3"/>&lt;/sources&gt;</text:p>
            <text:p text:style-name="P4">&lt;/receive&gt;</text:p>
          </table:table-cell>
        </table:table-row>
      </table:table>
      <text:p text:style-name="P2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">&lt;endNode name=“<text:span text:style-name="T1">NCName</text:span>“ id=“<text:span text:style-name="T1">ID</text:span>“&gt;</text:p>
            <text:p text:style-name="P6"><text:s text:c="2"/>&lt;description&gt;</text:p>
            <text:p text:style-name="P6"><text:s text:c="5"/><text:span text:style-name="T1">any content</text:span></text:p>
            <text:p text:style-name="P6"><text:s text:c="2"/>&lt;/description&gt;</text:p>
            <text:p text:style-name="P6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6"><text:s text:c="2"/>&lt;targets&gt;</text:p>
            <text:p text:style-name="P6"><text:s text:c="4"/>&lt;target arcId=“<text:span text:style-name="T1">IDREF</text:span>“ /&gt;</text:p>
            <text:p text:style-name="P6"><text:s text:c="2"/>&lt;/targets&gt;</text:p>
            <text:p text:style-name="P6">&lt;/endNode&gt;</text:p>
          </table:table-cell>
        </table:table-row>
        <table:table-row>
          <table:table-cell table:style-name="Tabelle6.A2" office:value-type="string">
            <text:p text:style-name="P4">&lt;reply name="<text:span text:style-name="T1">NCName</text:span>"</text:p>
            <text:p text:style-name="P4"><text:s/>partnerLink="<text:span text:style-name="T3">tenantName</text:span>"</text:p>
            <text:p text:style-name="P4"><text:s/>operation="<text:span text:style-name="T6">startProcess</text:span>"&gt;</text:p>
            <text:p text:style-name="P4"><text:s text:c="2"/>&lt;targets&gt;</text:p>
            <text:p text:style-name="P4"><text:s text:c="4"/>&lt;target arcId=“<text:span text:style-name="T1">IDREF</text:span>“/&gt;</text:p>
            <text:p text:style-name="P4"><text:s text:c="2"/>&lt;/targets&gt;</text:p>
            <text:p text:style-name="P4">&lt;/reply&gt;</text:p>
          </table:table-cell>
        </table:table-row>
      </table:table>
      <text:p text:style-name="P2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6">&lt;flowNode name=“<text:span text:style-name="T1">NCName</text:span>“ id=“<text:span text:style-name="T1">ID</text:span>“&gt;</text:p>
            <text:p text:style-name="P6"><text:s text:c="2"/>&lt;description&gt;</text:p>
            <text:p text:style-name="P6"><text:s text:c="5"/><text:span text:style-name="T1">any content</text:span></text:p>
            <text:p text:style-name="P6"><text:s text:c="2"/>&lt;/description&gt;</text:p>
            <text:p text:style-name="P6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6"><text:s text:c="2"/>&lt;targets&gt;</text:p>
            <text:p text:style-name="P6"><text:s text:c="4"/>&lt;target arcId=“<text:span text:style-name="T1">IDREF</text:span>“ /&gt;</text:p>
            <text:p text:style-name="P6"><text:s text:c="2"/>&lt;/targets&gt;</text:p>
            <text:p text:style-name="P6"><text:s text:c="2"/>&lt;sources&gt;</text:p>
            <text:p text:style-name="P6"><text:s text:c="4"/>&lt;source arcId=“<text:span text:style-name="T1">IDREF</text:span>“/&gt;</text:p>
            <text:p text:style-name="P6"><text:s text:c="2"/>&lt;/sources&gt;</text:p>
            <text:p text:style-name="P6">&lt;/flowNode&gt;</text:p>
          </table:table-cell>
        </table:table-row>
        <table:table-row>
          <table:table-cell table:style-name="Tabelle7.A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4-20T19:49:52.15</dc:date>
    <meta:editing-duration>PT03H29M41S</meta:editing-duration>
    <meta:editing-cycles>40</meta:editing-cycles>
    <meta:generator>OpenOffice.org/3.0$Win32 OpenOffice.org_project/300m15$Build-9379</meta:generator>
    <meta:document-statistic meta:table-count="7" meta:image-count="0" meta:object-count="0" meta:page-count="2" meta:paragraph-count="87" meta:word-count="130" meta:character-count="2054"/>
    <meta:user-defined meta:name="Info 1"/>
    <meta:user-defined meta:name="Info 2"/>
    <meta:user-defined meta:name="Info 3"/>
    <meta:user-defined meta:name="Info 4"/>
  </office:meta>
</office:document-meta>
</file>